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b951"/>
    </style:style>
    <style:style style:name="T1" style:family="text">
      <style:text-properties fo:color="#c9211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color="#3465a4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3465a4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3465a4" fo:font-size="18pt" style:font-size-asian="18pt" style:font-size-complex="18pt"/>
    </style:style>
    <style:style style:name="T9" style:family="text">
      <style:text-properties fo:color="#3465a4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3faf46" fo:font-size="13pt" fo:font-weight="bold" style:font-size-asian="13pt" style:font-weight-asian="bold" style:font-size-complex="13pt" style:font-weight-complex="bold"/>
    </style:style>
    <style:style style:name="T13" style:family="text">
      <style:text-properties fo:color="#3faf46" fo:font-size="13pt" style:font-size-asian="13pt" style:font-size-complex="13pt"/>
    </style:style>
    <style:style style:name="T14" style:family="text">
      <style:text-properties fo:color="#3faf46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3faf46" fo:font-size="15pt" style:font-size-asian="15pt" style:font-size-complex="15pt"/>
    </style:style>
    <style:style style:name="T16" style:family="text">
      <style:text-properties fo:color="#3faf46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3faf46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13"/>Python Installation &amp; Setup </text:span><text:line-break/><text:line-break/><text:span text:style-name="T6">1. Introduction</text:span><text:span text:style-name="T2"><text:line-break/><text:line-break/>Before you write and run Python programs, you need to:<text:line-break/><text:line-break/>Install Python on your computer<text:line-break/><text:line-break/>Set up a good environment (like a code editor or IDE)<text:line-break/><text:line-break/><text:line-break/></text:span><text:span text:style-name="T6">2. How to Install Python</text:span><text:span text:style-name="T2"><text:line-break/><text:line-break/>Step 1: Download Python<text:line-break/><text:line-break/>Visit: https://www.python.org/<text:line-break/><text:line-break/>Go to the Downloads section and choose the latest version for your OS (Windows, Mac, Linux)<text:line-break/><text:line-break/>Click “Download Python 3.x.x” to get the installer file<text:line-break/><text:line-break/><text:line-break/>Tip: Always download the latest stable version (e.g., Python 3.12.1)<text:line-break/><text:line-break/><text:line-break/></text:span><text:span text:style-name="T14">Step 2: Install Python on Windows</text:span><text:span text:style-name="T2"><text:line-break/><text:line-break/>Run the .exe file you downloaded<text:line-break/><text:line-break/>Important: Tick the checkbox “Add Python to PATH”<text:line-break/><text:line-break/>Click “Install Now”<text:line-break/><text:line-break/>After installation, click “Disable path length limit” (optional)<text:line-break/><text:line-break/><text:line-break/></text:span><text:span text:style-name="T15">Step 2: Install on macOS</text:span><text:span text:style-name="T2"><text:line-break/><text:line-break/>Download the .pkg installer and install like normal software<text:line-break/><text:line-break/>Open Terminal and run:<text:line-break/><text:line-break/><text:line-break/></text:span><text:soft-page-break/><text:span text:style-name="T2">python3 --version<text:line-break/><text:line-break/></text:span><text:span text:style-name="T16">Step 2: Install on Linux (Ubuntu/Debian)</text:span><text:span text:style-name="T2"><text:line-break/><text:line-break/>Python is usually pre-installed. If not, open Terminal and run:<text:line-break/><text:line-break/>sudo apt update <text:s/><text:line-break/>sudo apt install python3<text:line-break/><text:line-break/>To check:<text:line-break/><text:line-break/>python3 --version<text:line-break/><text:line-break/><text:line-break/></text:span><text:span text:style-name="T6">3. Verify Python Installation</text:span><text:span text:style-name="T2"><text:line-break/><text:line-break/>After installation, confirm Python is working:<text:line-break/><text:line-break/>Windows: Open CMD and type:<text:line-break/>python --version<text:line-break/><text:line-break/>Mac/Linux: Open Terminal and type:<text:line-break/>python3 --version<text:line-break/><text:line-break/><text:line-break/>If it shows something like Python 3.12.1, the installation was successful!<text:line-break/></text:span><text:span text:style-name="T7"><text:line-break/>4. What is an IDE?<text:line-break/></text:span><text:span text:style-name="T2"><text:line-break/>IDE = Integrated Development Environment<text:line-break/>It’s a tool that helps you write, run, and debug code in one place.<text:line-break/><text:line-break/>Features include:<text:line-break/><text:line-break/>Code editor<text:line-break/><text:line-break/>Run button<text:line-break/><text:line-break/>Debugger<text:line-break/><text:line-break/>Syntax coloring<text:line-break/><text:line-break/>Code suggestions (auto-complete)<text:line-break/><text:line-break/></text:span><text:soft-page-break/><text:span text:style-name="T2"><text:line-break/>It makes coding easier, especially for beginners.<text:line-break/><text:line-break/><text:line-break/></text:span><text:span text:style-name="T8">5. Popular Python Editors and IDEs</text:span><text:span text:style-name="T2"><text:line-break/><text:line-break/></text:span><text:span text:style-name="T13">1. IDLE</text:span><text:span text:style-name="T2"><text:line-break/><text:line-break/>Comes with Python<text:line-break/><text:line-break/>Very simple, best for beginners<text:line-break/><text:line-break/><text:line-break/></text:span><text:span text:style-name="T16">2. VS Code (Visual Studio Code)<text:line-break/></text:span><text:span text:style-name="T2"><text:line-break/>Free editor from Microsoft<text:line-break/><text:line-break/>Supports Python with extensions<text:line-break/><text:line-break/>Lightweight and powerful<text:line-break/><text:line-break/><text:line-break/></text:span><text:span text:style-name="T16">3. PyCharm</text:span><text:span text:style-name="T2"><text:line-break/><text:line-break/>Advanced IDE made by JetBrains<text:line-break/><text:line-break/>Smart features and best for professional Python projects<text:line-break/><text:line-break/>Has both Free and Paid versions<text:line-break/><text:line-break/><text:line-break/></text:span><text:span text:style-name="T16">4. Jupyter Notebook</text:span><text:span text:style-name="T2"><text:line-break/><text:line-break/>Popular in Data Science<text:line-break/><text:line-break/>Shows code + output + notes in one place<text:line-break/><text:line-break/><text:line-break/></text:span><text:span text:style-name="T17">5. Sublime Text</text:span><text:span text:style-name="T2"><text:line-break/><text:line-break/>Very fast and simple editor<text:line-break/><text:line-break/>Good for small projects<text:line-break/><text:line-break/></text:span><text:soft-page-break/><text:span text:style-name="T2"><text:line-break/></text:span><text:span text:style-name="T6">6. How to Run Python Programs</text:span><text:span text:style-name="T2"><text:line-break/><text:line-break/>Method 1: Using IDLE<text:line-break/><text:line-break/>Open IDLE → New File → Write code → Save .py file → Press F5 to run<text:line-break/><text:line-break/><text:line-break/>print("Hello, Python!")<text:line-break/><text:line-break/><text:line-break/></text:span><text:span text:style-name="T3">Method 2</text:span><text:span text:style-name="T2">: Using CMD or Terminal<text:line-break/><text:line-break/>Go to the folder where your file is saved<text:line-break/><text:line-break/>Type:<text:line-break/><text:line-break/><text:line-break/>python filename.py<text:line-break/><text:line-break/>Example:<text:line-break/><text:line-break/>python hello.py<text:line-break/><text:line-break/><text:line-break/></text:span><text:span text:style-name="T3">Method 3</text:span><text:span text:style-name="T2">: Using VS Code<text:line-break/><text:line-break/>Open VS Code → Create file (e.g., program.py) → Write code → Click Run or use Ctrl+Alt+N<text:line-break/><text:line-break/><text:line-break/><text:line-break/><text:line-break/></text:span><text:span text:style-name="T9">7. Fixing PATH Issue (Windows)<text:line-break/></text:span><text:span text:style-name="T2"><text:line-break/>If Python doesn’t work in CMD, add it to PATH manually:<text:line-break/><text:line-break/>Search: “Edit system environment variables”<text:line-break/><text:line-break/>In “System Variables”, find and edit Path<text:line-break/><text:line-break/>Add:<text:line-break/><text:line-break/>C:\Python312\<text:line-break/><text:line-break/></text:span><text:soft-page-break/><text:span text:style-name="T2">C:\Python312\Scripts\<text:line-break/><text:line-break/><text:line-break/><text:line-break/>Then click OK.<text:line-break/><text:line-break/><text:line-break/></text:span><text:span text:style-name="T3">Summary</text:span><text:span text:style-name="T2"><text:line-break/><text:line-break/>Download Python from python.org<text:line-break/><text:line-break/>Install it and add to PATH<text:line-break/><text:line-break/>Verify using CMD/Terminal<text:line-break/><text:line-break/>Use an editor like IDLE or VS Code<text:line-break/><text:line-break/>Start writing and running your Python programs!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30T14:27:50.750000000</meta:creation-date>
    <dc:date>2025-04-30T14:54:31.165000000</dc:date>
    <meta:editing-duration>PT16M40S</meta:editing-duration>
    <meta:editing-cycles>1</meta:editing-cycles>
    <meta:document-statistic meta:table-count="0" meta:image-count="0" meta:object-count="0" meta:page-count="5" meta:paragraph-count="1" meta:word-count="455" meta:character-count="2913" meta:non-whitespace-character-count="2339"/>
    <meta:generator>Neat_Office/6.2.8.2$Windows_x86 LibreOffice_project/</meta:generator>
  </office:meta>
</office:document-meta>
</file>